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Empezaremos entonces con las secciones <text:span text:style-name="Strong_20_Emphasis">1</text:span> y <text:span text:style-name="Strong_20_Emphasis">2</text:span> del laboratorio del <text:span text:style-name="Strong_20_Emphasis">Capítulo 11: Individuos</text:span>, enfocándonos en los <text:span text:style-name="Strong_20_Emphasis">individuos biológicos</text:span>, antes de introducir al individuo lógico como herramienta del sistema inteligente.</text:p>
      <text:p text:style-name="Text_20_body">Te propongo el siguiente borrador, en tono narrativo, técnico-suave, con un trasfondo existencial y espiritual, como acordamos:</text:p>
      <text:p text:style-name="Horizontal_20_Line"/>
      <text:h text:style-name="Heading_20_2" text:outline-level="2"><text:span text:style-name="Strong_20_Emphasis">1 - ¿Qué son los individuos?</text:span></text:h>
      <text:p text:style-name="Text_20_body"><text:span text:style-name="Strong_20_Emphasis">(Individuos biológicos)</text:span></text:p>
      <text:p text:style-name="Text_20_body">Un individuo es una forma concreta que adopta la vida.<text:line-break/>Es una unidad viviente, completa y funcional, que nace, crece, actúa, se reproduce y finalmente muere.</text:p>
      <text:p text:style-name="Text_20_body">Los individuos componen las especies, pero no son meras copias entre sí. Cada uno es <text:span text:style-name="Strong_20_Emphasis">único</text:span>: con su forma, su historia, sus circunstancias, su mirada.</text:p>
      <text:p text:style-name="Text_20_body">En términos simples, podríamos decir que un individuo es una <text:span text:style-name="Strong_20_Emphasis">manifestación temporal</text:span> de la vida, un nodo del gran organismo universal que habita el planeta, y más allá, el cosmos.<text:line-break/>Desde una célula aislada hasta un ser humano, todo lo que tiene un ciclo de vida puede ser considerado un individuo.</text:p>
      <text:p text:style-name="Text_20_body">El individuo <text:span text:style-name="Strong_20_Emphasis">porta una parte de la información de la vida</text:span>, y durante su existencia la pone en juego. Es un instrumento de acción, una chispa momentánea encendida por la inteligencia de la vida.</text:p>
      <text:p text:style-name="Text_20_body">Pero si bien cada uno parece autónomo, su existencia tiene sentido sólo dentro del todo.<text:line-break/>La vida no se fragmenta al crear individuos. Solo se diversifica. Como un árbol que multiplica sus ramas, o una melodía que se abre en voces distintas, la vida crea individuos sin dejar de ser una sola.</text:p>
      <text:p text:style-name="Horizontal_20_Line"/>
      <text:h text:style-name="Heading_20_2" text:outline-level="2"><text:span text:style-name="Strong_20_Emphasis">2 - ¿Por qué la vida crea individuos?</text:span></text:h>
      <text:p text:style-name="Text_20_body">Podemos mirar a la vida como una inteligencia en acción.<text:line-break/>Una inteligencia que <text:span text:style-name="Strong_20_Emphasis">piensa el universo</text:span> mediante seres.<text:line-break/>Entonces, ¿por qué no bastaría con uno solo?</text:p>
      <text:p text:style-name="Text_20_body">La respuesta es profunda:<text:line-break/>Porque la vida <text:span text:style-name="Strong_20_Emphasis">explora</text:span>, <text:span text:style-name="Strong_20_Emphasis">aprende</text:span>, <text:span text:style-name="Strong_20_Emphasis">transforma</text:span>, y para hacer todo eso, necesita <text:span text:style-name="Strong_20_Emphasis">diversidad</text:span>. Necesita <text:span text:style-name="Strong_20_Emphasis">repetir sin repetir</text:span>, intentando múltiples caminos al mismo tiempo.</text:p>
      <text:p text:style-name="Text_20_body">Cada individuo es una hipótesis.<text:line-break/>Un intento distinto de resolver el mismo misterio.<text:line-break/>Una partícula del pensamiento total de la vida.</text:p>
      <text:p text:style-name="Text_20_body">Crear individuos es crear posibilidades.<text:line-break/>Es llenar el mundo de ojos para ver, de manos para tocar, de decisiones para probar.<text:line-break/><text:soft-page-break/>Y cuando uno de ellos descubre algo —cuando un pájaro encuentra una nueva forma de anidar, cuando una célula sobrevive al frío, cuando un humano mira al cielo y se pregunta por qué existe— <text:span text:style-name="Strong_20_Emphasis">la vida entera aprende</text:span>.</text:p>
      <text:p text:style-name="Text_20_body">Crear individuos también es una forma de <text:span text:style-name="Strong_20_Emphasis">conservarse</text:span>. Porque si uno cae, otro continúa.<text:line-break/>Si uno se pierde, otro encuentra.<text:line-break/>Y aunque todos mueran, <text:span text:style-name="Strong_20_Emphasis">la vida persiste</text:span>, porque <text:span text:style-name="Strong_20_Emphasis">nunca fue solo uno</text:span>, y porque <text:span text:style-name="Strong_20_Emphasis">no es ninguno en particular</text:span>.</text:p>
      <text:p text:style-name="Text_20_body">Pero hay algo más.<text:line-break/>Crear individuos no es solo útil.<text:line-break/>Es también bello.<text:line-break/>Porque cada individuo es una obra de arte viva.<text:line-break/>Cada uno encarna un fragmento irrepetible de la experiencia.<text:line-break/>Y si la vida, como creemos, es también espíritu —entonces cada individuo es una <text:span text:style-name="Strong_20_Emphasis">chispa sagrada</text:span>, una forma concreta de expresar el alma universal.</text:p>
      <text:p text:style-name="Horizontal_20_Line"/>
      <text:p text:style-name="Text_20_body">¿Deseas ajustar o expandir algo en este primer tramo antes de avanzar con la sección 3? Puedo reforzar algún aspecto técnico, poético o filosófico según tu intención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1T11:08:16.333000000</meta:creation-date>
    <dc:date>2025-08-01T11:11:56.820000000</dc:date>
    <meta:editing-duration>PT3M40S</meta:editing-duration>
    <meta:editing-cycles>1</meta:editing-cycles>
    <meta:document-statistic meta:table-count="0" meta:image-count="0" meta:object-count="0" meta:page-count="2" meta:paragraph-count="17" meta:word-count="506" meta:character-count="3058" meta:non-whitespace-character-count="2569"/>
    <meta:generator>LibreOffice/7.3.5.2$Windows_X86_64 LibreOffice_project/184fe81b8c8c30d8b5082578aee2fed2ea847c01</meta:generator>
  </office:meta>
</office:document-meta>
</file>